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3.73mm"/>
    </style:style>
    <style:style style:name="co3" style:family="table-column">
      <style:table-column-properties fo:break-before="auto" style:column-width="106.34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Kommen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 office:value-type="string" calcext:value-type="string">
            <text:p>Polygon {nr of points, &lt;corner1&gt;,&lt;corner2&gt;,&lt;corner3&gt;,&lt;corner4&gt;}</text:p>
          </table:table-cell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 office:value-type="string" calcext:value-type="string">
            <text:p>prism{h1, h2, n Points, &lt;point1&gt;,&lt;point2&gt;,...}</text:p>
          </table:table-cell>
          <table:table-cell office:value-type="string" calcext:value-type="string">
            <text:p>Punkte müssten aus Radius berechnet we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lsche Operationen</text:p>
          </table:table-cell>
          <table:table-cell table:style-name="ce5" table:number-columns-repeated="1023"/>
        </table:table-row>
        <table:table-row table:style-name="ro1">
          <table:table-cell table:style-name="Default" office:value-type="string" calcext:value-type="string">
            <text:p>Part::MultiFuse (Fusion)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Cut (Cut)</text:p>
          </table:table-cell>
          <table:table-cell office:value-type="string" calcext:value-type="string">
            <text:p>differ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MultiCommon (Common)</text:p>
          </table:table-cell>
          <table:table-cell office:value-type="string" calcext:value-type="string">
            <text:p>inter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ShapeColor</text:p>
          </table:table-cell>
          <table:table-cell/>
          <table:table-cell office:value-type="string" calcext:value-type="string">
            <text:p>pigment{color rgb&lt;r,g,b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AmbientColor</text:p>
          </table:table-cell>
          <table:table-cell/>
          <table:table-cell office:value-type="string" calcext:value-type="string">
            <text:p>finish{ ambient rgb&lt;r,g,b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Emissiv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hin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pecular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Transparency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.00.0000</text:date>, <text:time style:data-style-name="N2" text:time-value="11:56:22.0669701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5.1.6.2$Linux_X86_64 LibreOffice_project/10m0$Build-2</meta:generator>
    <dc:date>2019-05-03T21:29:45.602435240</dc:date>
    <meta:editing-duration>P5DT11H34M42S</meta:editing-duration>
    <meta:editing-cycles>12</meta:editing-cycles>
    <meta:document-statistic meta:table-count="1" meta:cell-count="83" meta:object-count="0"/>
  </office:meta>
</office:document-meta>
</file>